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174662"/>
          <table:table-cell office:value-type="float" office:value="0.1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317.0"/>
          <table:table-cell office:value-type="float" office:value="5530.0"/>
          <table:table-cell office:value-type="float" office:value="21401.0"/>
          <table:table-cell office:value-type="float" office:value="39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32.0"/>
          <table:table-cell office:value-type="float" office:value="12666.0"/>
          <table:table-cell office:value-type="float" office:value="9893.0"/>
          <table:table-cell office:value-type="float" office:value="9563.0"/>
          <table:table-cell office:value-type="float" office:value="1896.0"/>
          <table:table-cell office:value-type="float" office:value="10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174011"/>
          <table:table-cell office:value-type="float" office:value="0.1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410.0"/>
          <table:table-cell office:value-type="float" office:value="5697.0"/>
          <table:table-cell office:value-type="float" office:value="22191.0"/>
          <table:table-cell office:value-type="float" office:value="40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68.0"/>
          <table:table-cell office:value-type="float" office:value="13072.0"/>
          <table:table-cell office:value-type="float" office:value="10163.0"/>
          <table:table-cell office:value-type="float" office:value="9881.0"/>
          <table:table-cell office:value-type="float" office:value="1921.0"/>
          <table:table-cell office:value-type="float" office:value="10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13738"/>
          <table:table-cell office:value-type="float" office:value="0.08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3.0"/>
          <table:table-cell office:value-type="float" office:value="5617.0"/>
          <table:table-cell office:value-type="float" office:value="21810.0"/>
          <table:table-cell office:value-type="float" office:value="424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41.0"/>
          <table:table-cell office:value-type="float" office:value="12846.0"/>
          <table:table-cell office:value-type="float" office:value="10028.0"/>
          <table:table-cell office:value-type="float" office:value="9693.0"/>
          <table:table-cell office:value-type="float" office:value="1902.0"/>
          <table:table-cell office:value-type="float" office:value="10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17959"/>
          <table:table-cell office:value-type="float" office:value="0.1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850.0"/>
          <table:table-cell office:value-type="float" office:value="4943.0"/>
          <table:table-cell office:value-type="float" office:value="19337.0"/>
          <table:table-cell office:value-type="float" office:value="39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75.0"/>
          <table:table-cell office:value-type="float" office:value="11947.0"/>
          <table:table-cell office:value-type="float" office:value="9244.0"/>
          <table:table-cell office:value-type="float" office:value="9269.0"/>
          <table:table-cell office:value-type="float" office:value="1866.0"/>
          <table:table-cell office:value-type="float" office:value="10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166611"/>
          <table:table-cell office:value-type="float" office:value="0.1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34.0"/>
          <table:table-cell office:value-type="float" office:value="5401.0"/>
          <table:table-cell office:value-type="float" office:value="21104.0"/>
          <table:table-cell office:value-type="float" office:value="39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97.0"/>
          <table:table-cell office:value-type="float" office:value="12676.0"/>
          <table:table-cell office:value-type="float" office:value="9839.0"/>
          <table:table-cell office:value-type="float" office:value="9702.0"/>
          <table:table-cell office:value-type="float" office:value="1894.0"/>
          <table:table-cell office:value-type="float" office:value="10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0.152609"/>
          <table:table-cell office:value-type="float" office:value="0.1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4.0"/>
          <table:table-cell office:value-type="float" office:value="8985.0"/>
          <table:table-cell office:value-type="float" office:value="34420.0"/>
          <table:table-cell office:value-type="float" office:value="41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29.0"/>
          <table:table-cell office:value-type="float" office:value="18259.0"/>
          <table:table-cell office:value-type="float" office:value="14528.0"/>
          <table:table-cell office:value-type="float" office:value="12909.0"/>
          <table:table-cell office:value-type="float" office:value="2323.0"/>
          <table:table-cell office:value-type="float" office:value="10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0.150315"/>
          <table:table-cell office:value-type="float" office:value="0.1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8.0"/>
          <table:table-cell office:value-type="float" office:value="8886.0"/>
          <table:table-cell office:value-type="float" office:value="34036.0"/>
          <table:table-cell office:value-type="float" office:value="41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99.0"/>
          <table:table-cell office:value-type="float" office:value="18085.0"/>
          <table:table-cell office:value-type="float" office:value="14379.0"/>
          <table:table-cell office:value-type="float" office:value="12795.0"/>
          <table:table-cell office:value-type="float" office:value="2302.0"/>
          <table:table-cell office:value-type="float" office:value="10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0.136579"/>
          <table:table-cell office:value-type="float" office:value="0.08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5.0"/>
          <table:table-cell office:value-type="float" office:value="8829.0"/>
          <table:table-cell office:value-type="float" office:value="33805.0"/>
          <table:table-cell office:value-type="float" office:value="425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90.0"/>
          <table:table-cell office:value-type="float" office:value="17983.0"/>
          <table:table-cell office:value-type="float" office:value="14307.0"/>
          <table:table-cell office:value-type="float" office:value="12724.0"/>
          <table:table-cell office:value-type="float" office:value="2304.0"/>
          <table:table-cell office:value-type="float" office:value="10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123322"/>
          <table:table-cell office:value-type="float" office:value="0.08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8979.0"/>
          <table:table-cell office:value-type="float" office:value="3440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33.0"/>
          <table:table-cell office:value-type="float" office:value="18261.0"/>
          <table:table-cell office:value-type="float" office:value="14530.0"/>
          <table:table-cell office:value-type="float" office:value="12913.0"/>
          <table:table-cell office:value-type="float" office:value="2339.0"/>
          <table:table-cell office:value-type="float" office:value="10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0.147631"/>
          <table:table-cell office:value-type="float" office:value="0.1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8.0"/>
          <table:table-cell office:value-type="float" office:value="8939.0"/>
          <table:table-cell office:value-type="float" office:value="34220.0"/>
          <table:table-cell office:value-type="float" office:value="4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18.0"/>
          <table:table-cell office:value-type="float" office:value="18169.0"/>
          <table:table-cell office:value-type="float" office:value="14457.0"/>
          <table:table-cell office:value-type="float" office:value="12848.0"/>
          <table:table-cell office:value-type="float" office:value="2312.0"/>
          <table:table-cell office:value-type="float" office:value="10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180073"/>
          <table:table-cell office:value-type="float" office:value="0.1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36.0"/>
          <table:table-cell office:value-type="float" office:value="11826.0"/>
          <table:table-cell office:value-type="float" office:value="47653.0"/>
          <table:table-cell office:value-type="float" office:value="42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21.0"/>
          <table:table-cell office:value-type="float" office:value="26463.0"/>
          <table:table-cell office:value-type="float" office:value="19857.0"/>
          <table:table-cell office:value-type="float" office:value="19662.0"/>
          <table:table-cell office:value-type="float" office:value="3312.0"/>
          <table:table-cell office:value-type="float" office:value="125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122683"/>
          <table:table-cell office:value-type="float" office:value="0.08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.0"/>
          <table:table-cell office:value-type="float" office:value="11511.0"/>
          <table:table-cell office:value-type="float" office:value="4656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20.0"/>
          <table:table-cell office:value-type="float" office:value="26076.0"/>
          <table:table-cell office:value-type="float" office:value="19495.0"/>
          <table:table-cell office:value-type="float" office:value="19509.0"/>
          <table:table-cell office:value-type="float" office:value="3246.0"/>
          <table:table-cell office:value-type="float" office:value="125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140046"/>
          <table:table-cell office:value-type="float" office:value="0.08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7.0"/>
          <table:table-cell office:value-type="float" office:value="11611.0"/>
          <table:table-cell office:value-type="float" office:value="46877.0"/>
          <table:table-cell office:value-type="float" office:value="437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71.0"/>
          <table:table-cell office:value-type="float" office:value="26201.0"/>
          <table:table-cell office:value-type="float" office:value="19636.0"/>
          <table:table-cell office:value-type="float" office:value="19573.0"/>
          <table:table-cell office:value-type="float" office:value="3288.0"/>
          <table:table-cell office:value-type="float" office:value="125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158825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9.0"/>
          <table:table-cell office:value-type="float" office:value="11971.0"/>
          <table:table-cell office:value-type="float" office:value="48228.0"/>
          <table:table-cell office:value-type="float" office:value="431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64.0"/>
          <table:table-cell office:value-type="float" office:value="26713.0"/>
          <table:table-cell office:value-type="float" office:value="20061.0"/>
          <table:table-cell office:value-type="float" office:value="19827.0"/>
          <table:table-cell office:value-type="float" office:value="3323.0"/>
          <table:table-cell office:value-type="float" office:value="125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126337"/>
          <table:table-cell office:value-type="float" office:value="0.08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1.0"/>
          <table:table-cell office:value-type="float" office:value="11907.0"/>
          <table:table-cell office:value-type="float" office:value="4799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51.0"/>
          <table:table-cell office:value-type="float" office:value="26624.0"/>
          <table:table-cell office:value-type="float" office:value="19986.0"/>
          <table:table-cell office:value-type="float" office:value="19777.0"/>
          <table:table-cell office:value-type="float" office:value="3326.0"/>
          <table:table-cell office:value-type="float" office:value="125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0.214886"/>
          <table:table-cell office:value-type="float" office:value="0.1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1.0"/>
          <table:table-cell office:value-type="float" office:value="16802.0"/>
          <table:table-cell office:value-type="float" office:value="66732.0"/>
          <table:table-cell office:value-type="float" office:value="42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85.0"/>
          <table:table-cell office:value-type="float" office:value="34694.0"/>
          <table:table-cell office:value-type="float" office:value="26486.0"/>
          <table:table-cell office:value-type="float" office:value="24566.0"/>
          <table:table-cell office:value-type="float" office:value="3908.0"/>
          <table:table-cell office:value-type="float" office:value="125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168731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39.0"/>
          <table:table-cell office:value-type="float" office:value="16732.0"/>
          <table:table-cell office:value-type="float" office:value="66465.0"/>
          <table:table-cell office:value-type="float" office:value="43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72.0"/>
          <table:table-cell office:value-type="float" office:value="34583.0"/>
          <table:table-cell office:value-type="float" office:value="26396.0"/>
          <table:table-cell office:value-type="float" office:value="24495.0"/>
          <table:table-cell office:value-type="float" office:value="3912.0"/>
          <table:table-cell office:value-type="float" office:value="125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0.181345"/>
          <table:table-cell office:value-type="float" office:value="0.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66.0"/>
          <table:table-cell office:value-type="float" office:value="17005.0"/>
          <table:table-cell office:value-type="float" office:value="67692.0"/>
          <table:table-cell office:value-type="float" office:value="431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18.0"/>
          <table:table-cell office:value-type="float" office:value="35155.0"/>
          <table:table-cell office:value-type="float" office:value="26790.0"/>
          <table:table-cell office:value-type="float" office:value="24901.0"/>
          <table:table-cell office:value-type="float" office:value="3947.0"/>
          <table:table-cell office:value-type="float" office:value="125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0.220796"/>
          <table:table-cell office:value-type="float" office:value="0.18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0.0"/>
          <table:table-cell office:value-type="float" office:value="16796.0"/>
          <table:table-cell office:value-type="float" office:value="66746.0"/>
          <table:table-cell office:value-type="float" office:value="427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83.0"/>
          <table:table-cell office:value-type="float" office:value="34707.0"/>
          <table:table-cell office:value-type="float" office:value="26487.0"/>
          <table:table-cell office:value-type="float" office:value="24581.0"/>
          <table:table-cell office:value-type="float" office:value="3916.0"/>
          <table:table-cell office:value-type="float" office:value="125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0.199076"/>
          <table:table-cell office:value-type="float" office:value="0.14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2.0"/>
          <table:table-cell office:value-type="float" office:value="16837.0"/>
          <table:table-cell office:value-type="float" office:value="66896.0"/>
          <table:table-cell office:value-type="float" office:value="420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87.0"/>
          <table:table-cell office:value-type="float" office:value="34769.0"/>
          <table:table-cell office:value-type="float" office:value="26533.0"/>
          <table:table-cell office:value-type="float" office:value="24622.0"/>
          <table:table-cell office:value-type="float" office:value="3905.0"/>
          <table:table-cell office:value-type="float" office:value="125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V3:.$V22])^2)^0.5" office:value-type="float"/>
          <table:table-cell table:number-matrix-columns-spanned="1" table:number-matrix-rows-spanned="1" table:formula="of:=SUM(([.C3:.C22]-[.$W3:.$W22])^2)^0.5" office:value-type="float"/>
          <table:table-cell table:number-matrix-columns-spanned="1" table:number-matrix-rows-spanned="1" table:formula="of:=SUM(([.D3:.D22]-[.$X3:.$X22])^2)^0.5" office:value-type="float"/>
          <table:table-cell table:number-matrix-columns-spanned="1" table:number-matrix-rows-spanned="1" table:formula="of:=SUM(([.E3:.E22]-[.$Y3:.$Y22])^2)^0.5" office:value-type="float"/>
          <table:table-cell table:number-matrix-columns-spanned="1" table:number-matrix-rows-spanned="1" table:formula="of:=SUM(([.F3:.F22]-[.$Z3:.$Z22])^2)^0.5" office:value-type="float"/>
          <table:table-cell table:number-matrix-columns-spanned="1" table:number-matrix-rows-spanned="1" table:formula="of:=SUM(([.G3:.G22]-[.$AA3:.$AA22])^2)^0.5" office:value-type="float"/>
          <table:table-cell table:number-matrix-columns-spanned="1" table:number-matrix-rows-spanned="1" table:formula="of:=SUM(([.H3:.H22]-[.$AB3:.$AB22])^2)^0.5" office:value-type="float"/>
          <table:table-cell table:number-matrix-columns-spanned="1" table:number-matrix-rows-spanned="1" table:formula="of:=SUM(([.I3:.I22]-[.$AC3:.$AC22])^2)^0.5" office:value-type="float"/>
          <table:table-cell table:number-matrix-columns-spanned="1" table:number-matrix-rows-spanned="1" table:formula="of:=SUM(([.J3:.J22]-[.$AD3:.$AD22])^2)^0.5" office:value-type="float"/>
          <table:table-cell table:number-matrix-columns-spanned="1" table:number-matrix-rows-spanned="1" table:formula="of:=SUM(([.K3:.K22]-[.$AE3:.$AE22])^2)^0.5" office:value-type="float"/>
          <table:table-cell table:number-matrix-columns-spanned="1" table:number-matrix-rows-spanned="1" table:formula="of:=SUM(([.L3:.L22]-[.$AF3:.$AF22])^2)^0.5" office:value-type="float"/>
          <table:table-cell table:number-matrix-columns-spanned="1" table:number-matrix-rows-spanned="1" table:formula="of:=SUM(([.M3:.M22]-[.$AG3:.$AG22])^2)^0.5" office:value-type="float"/>
          <table:table-cell table:number-matrix-columns-spanned="1" table:number-matrix-rows-spanned="1" table:formula="of:=SUM(([.N3:.N22]-[.$AH3:.$AH22])^2)^0.5" office:value-type="float"/>
          <table:table-cell table:number-matrix-columns-spanned="1" table:number-matrix-rows-spanned="1" table:formula="of:=SUM(([.O3:.O22]-[.$AI3:.$AI22])^2)^0.5" office:value-type="float"/>
          <table:table-cell table:number-matrix-columns-spanned="1" table:number-matrix-rows-spanned="1" table:formula="of:=SUM(([.P3:.P22]-[.$AJ3:.$AJ22])^2)^0.5" office:value-type="float"/>
          <table:table-cell table:number-matrix-columns-spanned="1" table:number-matrix-rows-spanned="1" table:formula="of:=SUM(([.Q3:.Q22]-[.$AK3:.$AK22])^2)^0.5" office:value-type="float"/>
          <table:table-cell table:number-matrix-columns-spanned="1" table:number-matrix-rows-spanned="1" table:formula="of:=SUM(([.R3:.R22]-[.$AL3:.$AL22])^2)^0.5" office:value-type="float"/>
          <table:table-cell table:number-matrix-columns-spanned="1" table:number-matrix-rows-spanned="1" table:formula="of:=SUM(([.S3:.S22]-[.$AM3:.$AM22])^2)^0.5" office:value-type="float"/>
          <table:table-cell table:number-matrix-columns-spanned="1" table:number-matrix-rows-spanned="1" table:formula="of:=SUM(([.T3:.T22]-[.$AN3:.$AN22])^2)^0.5" office:value-type="float"/>
          <table:table-cell table:number-matrix-columns-spanned="1" table:number-matrix-rows-spanned="1" table:formula="of:=SUM(([.U3:.U22]-[.$AO3:.$AO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V3:.$V22])" office:value-type="float"/>
          <table:table-cell table:number-matrix-columns-spanned="1" table:number-matrix-rows-spanned="1" table:formula="of:=SUM([.C3:.C22]=[.$W3:.$W22])" office:value-type="float"/>
          <table:table-cell table:number-matrix-columns-spanned="1" table:number-matrix-rows-spanned="1" table:formula="of:=SUM([.D3:.D22]=[.$X3:.$X22])" office:value-type="float"/>
          <table:table-cell table:number-matrix-columns-spanned="1" table:number-matrix-rows-spanned="1" table:formula="of:=SUM([.E3:.E22]=[.$Y3:.$Y22])" office:value-type="float"/>
          <table:table-cell table:number-matrix-columns-spanned="1" table:number-matrix-rows-spanned="1" table:formula="of:=SUM([.F3:.F22]=[.$Z3:.$Z22])" office:value-type="float"/>
          <table:table-cell table:number-matrix-columns-spanned="1" table:number-matrix-rows-spanned="1" table:formula="of:=SUM([.G3:.G22]=[.$AA3:.$AA22])" office:value-type="float"/>
          <table:table-cell table:number-matrix-columns-spanned="1" table:number-matrix-rows-spanned="1" table:formula="of:=SUM([.H3:.H22]=[.$AB3:.$AB22])" office:value-type="float"/>
          <table:table-cell table:number-matrix-columns-spanned="1" table:number-matrix-rows-spanned="1" table:formula="of:=SUM([.I3:.I22]=[.$AC3:.$AC22])" office:value-type="float"/>
          <table:table-cell table:number-matrix-columns-spanned="1" table:number-matrix-rows-spanned="1" table:formula="of:=SUM([.J3:.J22]=[.$AD3:.$AD22])" office:value-type="float"/>
          <table:table-cell table:number-matrix-columns-spanned="1" table:number-matrix-rows-spanned="1" table:formula="of:=SUM([.K3:.K22]=[.$AE3:.$AE22])" office:value-type="float"/>
          <table:table-cell table:number-matrix-columns-spanned="1" table:number-matrix-rows-spanned="1" table:formula="of:=SUM([.L3:.L22]=[.$AF3:.$AF22])" office:value-type="float"/>
          <table:table-cell table:number-matrix-columns-spanned="1" table:number-matrix-rows-spanned="1" table:formula="of:=SUM([.M3:.M22]=[.$AG3:.$AG22])" office:value-type="float"/>
          <table:table-cell table:number-matrix-columns-spanned="1" table:number-matrix-rows-spanned="1" table:formula="of:=SUM([.N3:.N22]=[.$AH3:.$AH22])" office:value-type="float"/>
          <table:table-cell table:number-matrix-columns-spanned="1" table:number-matrix-rows-spanned="1" table:formula="of:=SUM([.O3:.O22]=[.$AI3:.$AI22])" office:value-type="float"/>
          <table:table-cell table:number-matrix-columns-spanned="1" table:number-matrix-rows-spanned="1" table:formula="of:=SUM([.P3:.P22]=[.$AJ3:.$AJ22])" office:value-type="float"/>
          <table:table-cell table:number-matrix-columns-spanned="1" table:number-matrix-rows-spanned="1" table:formula="of:=SUM([.Q3:.Q22]=[.$AK3:.$AK22])" office:value-type="float"/>
          <table:table-cell table:number-matrix-columns-spanned="1" table:number-matrix-rows-spanned="1" table:formula="of:=SUM([.R3:.R22]=[.$AL3:.$AL22])" office:value-type="float"/>
          <table:table-cell table:number-matrix-columns-spanned="1" table:number-matrix-rows-spanned="1" table:formula="of:=SUM([.S3:.S22]=[.$AM3:.$AM22])" office:value-type="float"/>
          <table:table-cell table:number-matrix-columns-spanned="1" table:number-matrix-rows-spanned="1" table:formula="of:=SUM([.T3:.T22]=[.$AN3:.$AN22])" office:value-type="float"/>
          <table:table-cell table:number-matrix-columns-spanned="1" table:number-matrix-rows-spanned="1" table:formula="of:=SUM([.U3:.U22]=[.$AO3:.$AO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AP3:.$AP22])" office:value-type="float"/>
          <table:table-cell table:number-matrix-columns-spanned="1" table:number-matrix-rows-spanned="1" table:formula="of:=SUM([.C3:.C22]&lt;[.$AQ3:.$AQ22])" office:value-type="float"/>
          <table:table-cell table:number-matrix-columns-spanned="1" table:number-matrix-rows-spanned="1" table:formula="of:=SUM([.D3:.D22]&lt;[.$AR3:.$AR22])" office:value-type="float"/>
          <table:table-cell table:number-matrix-columns-spanned="1" table:number-matrix-rows-spanned="1" table:formula="of:=SUM([.E3:.E22]&lt;[.$AS3:.$AS22])" office:value-type="float"/>
          <table:table-cell table:number-matrix-columns-spanned="1" table:number-matrix-rows-spanned="1" table:formula="of:=SUM([.F3:.F22]&lt;[.$AT3:.$AT22])" office:value-type="float"/>
          <table:table-cell table:number-matrix-columns-spanned="1" table:number-matrix-rows-spanned="1" table:formula="of:=SUM([.G3:.G22]&lt;[.$AU3:.$AU22])" office:value-type="float"/>
          <table:table-cell table:number-matrix-columns-spanned="1" table:number-matrix-rows-spanned="1" table:formula="of:=SUM([.H3:.H22]&lt;[.$AV3:.$AV22])" office:value-type="float"/>
          <table:table-cell table:number-matrix-columns-spanned="1" table:number-matrix-rows-spanned="1" table:formula="of:=SUM([.I3:.I22]&lt;[.$AW3:.$AW22])" office:value-type="float"/>
          <table:table-cell table:number-matrix-columns-spanned="1" table:number-matrix-rows-spanned="1" table:formula="of:=SUM([.J3:.J22]&lt;[.$AX3:.$AX22])" office:value-type="float"/>
          <table:table-cell table:number-matrix-columns-spanned="1" table:number-matrix-rows-spanned="1" table:formula="of:=SUM([.K3:.K22]&lt;[.$AY3:.$AY22])" office:value-type="float"/>
          <table:table-cell table:number-matrix-columns-spanned="1" table:number-matrix-rows-spanned="1" table:formula="of:=SUM([.L3:.L22]&lt;[.$AZ3:.$AZ22])" office:value-type="float"/>
          <table:table-cell table:number-matrix-columns-spanned="1" table:number-matrix-rows-spanned="1" table:formula="of:=SUM([.M3:.M22]&lt;[.$BA3:.$BA22])" office:value-type="float"/>
          <table:table-cell table:number-matrix-columns-spanned="1" table:number-matrix-rows-spanned="1" table:formula="of:=SUM([.N3:.N22]&lt;[.$BB3:.$BB22])" office:value-type="float"/>
          <table:table-cell table:number-matrix-columns-spanned="1" table:number-matrix-rows-spanned="1" table:formula="of:=SUM([.O3:.O22]&lt;[.$BC3:.$BC22])" office:value-type="float"/>
          <table:table-cell table:number-matrix-columns-spanned="1" table:number-matrix-rows-spanned="1" table:formula="of:=SUM([.P3:.P22]&lt;[.$BD3:.$BD22])" office:value-type="float"/>
          <table:table-cell table:number-matrix-columns-spanned="1" table:number-matrix-rows-spanned="1" table:formula="of:=SUM([.Q3:.Q22]&lt;[.$BE3:.$BE22])" office:value-type="float"/>
          <table:table-cell table:number-matrix-columns-spanned="1" table:number-matrix-rows-spanned="1" table:formula="of:=SUM([.R3:.R22]&lt;[.$BF3:.$BF22])" office:value-type="float"/>
          <table:table-cell table:number-matrix-columns-spanned="1" table:number-matrix-rows-spanned="1" table:formula="of:=SUM([.S3:.S22]&lt;[.$BG3:.$BG22])" office:value-type="float"/>
          <table:table-cell table:number-matrix-columns-spanned="1" table:number-matrix-rows-spanned="1" table:formula="of:=SUM([.T3:.T22]&lt;[.$BH3:.$BH22])" office:value-type="float"/>
          <table:table-cell table:number-matrix-columns-spanned="1" table:number-matrix-rows-spanned="1" table:formula="of:=SUM([.U3:.U22]&lt;[.$BI3:.$BI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AP3:.$AP22])" office:value-type="float"/>
          <table:table-cell table:number-matrix-columns-spanned="1" table:number-matrix-rows-spanned="1" table:formula="of:=SUM([.C3:.C22]&gt;[.$AQ3:.$AQ22])" office:value-type="float"/>
          <table:table-cell table:number-matrix-columns-spanned="1" table:number-matrix-rows-spanned="1" table:formula="of:=SUM([.D3:.D22]&gt;[.$AR3:.$AR22])" office:value-type="float"/>
          <table:table-cell table:number-matrix-columns-spanned="1" table:number-matrix-rows-spanned="1" table:formula="of:=SUM([.E3:.E22]&gt;[.$AS3:.$AS22])" office:value-type="float"/>
          <table:table-cell table:number-matrix-columns-spanned="1" table:number-matrix-rows-spanned="1" table:formula="of:=SUM([.F3:.F22]&gt;[.$AT3:.$AT22])" office:value-type="float"/>
          <table:table-cell table:number-matrix-columns-spanned="1" table:number-matrix-rows-spanned="1" table:formula="of:=SUM([.G3:.G22]&gt;[.$AU3:.$AU22])" office:value-type="float"/>
          <table:table-cell table:number-matrix-columns-spanned="1" table:number-matrix-rows-spanned="1" table:formula="of:=SUM([.H3:.H22]&gt;[.$AV3:.$AV22])" office:value-type="float"/>
          <table:table-cell table:number-matrix-columns-spanned="1" table:number-matrix-rows-spanned="1" table:formula="of:=SUM([.I3:.I22]&gt;[.$AW3:.$AW22])" office:value-type="float"/>
          <table:table-cell table:number-matrix-columns-spanned="1" table:number-matrix-rows-spanned="1" table:formula="of:=SUM([.J3:.J22]&gt;[.$AX3:.$AX22])" office:value-type="float"/>
          <table:table-cell table:number-matrix-columns-spanned="1" table:number-matrix-rows-spanned="1" table:formula="of:=SUM([.K3:.K22]&gt;[.$AY3:.$AY22])" office:value-type="float"/>
          <table:table-cell table:number-matrix-columns-spanned="1" table:number-matrix-rows-spanned="1" table:formula="of:=SUM([.L3:.L22]&gt;[.$AZ3:.$AZ22])" office:value-type="float"/>
          <table:table-cell table:number-matrix-columns-spanned="1" table:number-matrix-rows-spanned="1" table:formula="of:=SUM([.M3:.M22]&gt;[.$BA3:.$BA22])" office:value-type="float"/>
          <table:table-cell table:number-matrix-columns-spanned="1" table:number-matrix-rows-spanned="1" table:formula="of:=SUM([.N3:.N22]&gt;[.$BB3:.$BB22])" office:value-type="float"/>
          <table:table-cell table:number-matrix-columns-spanned="1" table:number-matrix-rows-spanned="1" table:formula="of:=SUM([.O3:.O22]&gt;[.$BC3:.$BC22])" office:value-type="float"/>
          <table:table-cell table:number-matrix-columns-spanned="1" table:number-matrix-rows-spanned="1" table:formula="of:=SUM([.P3:.P22]&gt;[.$BD3:.$BD22])" office:value-type="float"/>
          <table:table-cell table:number-matrix-columns-spanned="1" table:number-matrix-rows-spanned="1" table:formula="of:=SUM([.Q3:.Q22]&gt;[.$BE3:.$BE22])" office:value-type="float"/>
          <table:table-cell table:number-matrix-columns-spanned="1" table:number-matrix-rows-spanned="1" table:formula="of:=SUM([.R3:.R22]&gt;[.$BF3:.$BF22])" office:value-type="float"/>
          <table:table-cell table:number-matrix-columns-spanned="1" table:number-matrix-rows-spanned="1" table:formula="of:=SUM([.S3:.S22]&gt;[.$BG3:.$BG22])" office:value-type="float"/>
          <table:table-cell table:number-matrix-columns-spanned="1" table:number-matrix-rows-spanned="1" table:formula="of:=SUM([.T3:.T22]&gt;[.$BH3:.$BH22])" office:value-type="float"/>
          <table:table-cell table:number-matrix-columns-spanned="1" table:number-matrix-rows-spanned="1" table:formula="of:=SUM([.U3:.U22]&gt;[.$BI3:.$BI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V3:.$V6])^2)^0.5" office:value-type="float"/>
          <table:table-cell table:number-matrix-columns-spanned="1" table:number-matrix-rows-spanned="1" table:formula="of:=SUM(([.C3:.C6]-[.$W3:.$W6])^2)^0.5" office:value-type="float"/>
          <table:table-cell table:number-matrix-columns-spanned="1" table:number-matrix-rows-spanned="1" table:formula="of:=SUM(([.D3:.D6]-[.$X3:.$X6])^2)^0.5" office:value-type="float"/>
          <table:table-cell table:number-matrix-columns-spanned="1" table:number-matrix-rows-spanned="1" table:formula="of:=SUM(([.E3:.E6]-[.$Y3:.$Y6])^2)^0.5" office:value-type="float"/>
          <table:table-cell table:number-matrix-columns-spanned="1" table:number-matrix-rows-spanned="1" table:formula="of:=SUM(([.F3:.F6]-[.$Z3:.$Z6])^2)^0.5" office:value-type="float"/>
          <table:table-cell table:number-matrix-columns-spanned="1" table:number-matrix-rows-spanned="1" table:formula="of:=SUM(([.G3:.G6]-[.$AA3:.$AA6])^2)^0.5" office:value-type="float"/>
          <table:table-cell table:number-matrix-columns-spanned="1" table:number-matrix-rows-spanned="1" table:formula="of:=SUM(([.H3:.H6]-[.$AB3:.$AB6])^2)^0.5" office:value-type="float"/>
          <table:table-cell table:number-matrix-columns-spanned="1" table:number-matrix-rows-spanned="1" table:formula="of:=SUM(([.I3:.I6]-[.$AC3:.$AC6])^2)^0.5" office:value-type="float"/>
          <table:table-cell table:number-matrix-columns-spanned="1" table:number-matrix-rows-spanned="1" table:formula="of:=SUM(([.J3:.J6]-[.$AD3:.$AD6])^2)^0.5" office:value-type="float"/>
          <table:table-cell table:number-matrix-columns-spanned="1" table:number-matrix-rows-spanned="1" table:formula="of:=SUM(([.K3:.K6]-[.$AE3:.$AE6])^2)^0.5" office:value-type="float"/>
          <table:table-cell table:number-matrix-columns-spanned="1" table:number-matrix-rows-spanned="1" table:formula="of:=SUM(([.L3:.L6]-[.$AF3:.$AF6])^2)^0.5" office:value-type="float"/>
          <table:table-cell table:number-matrix-columns-spanned="1" table:number-matrix-rows-spanned="1" table:formula="of:=SUM(([.M3:.M6]-[.$AG3:.$AG6])^2)^0.5" office:value-type="float"/>
          <table:table-cell table:number-matrix-columns-spanned="1" table:number-matrix-rows-spanned="1" table:formula="of:=SUM(([.N3:.N6]-[.$AH3:.$AH6])^2)^0.5" office:value-type="float"/>
          <table:table-cell table:number-matrix-columns-spanned="1" table:number-matrix-rows-spanned="1" table:formula="of:=SUM(([.O3:.O6]-[.$AI3:.$AI6])^2)^0.5" office:value-type="float"/>
          <table:table-cell table:number-matrix-columns-spanned="1" table:number-matrix-rows-spanned="1" table:formula="of:=SUM(([.P3:.P6]-[.$AJ3:.$AJ6])^2)^0.5" office:value-type="float"/>
          <table:table-cell table:number-matrix-columns-spanned="1" table:number-matrix-rows-spanned="1" table:formula="of:=SUM(([.Q3:.Q6]-[.$AK3:.$AK6])^2)^0.5" office:value-type="float"/>
          <table:table-cell table:number-matrix-columns-spanned="1" table:number-matrix-rows-spanned="1" table:formula="of:=SUM(([.R3:.R6]-[.$AL3:.$AL6])^2)^0.5" office:value-type="float"/>
          <table:table-cell table:number-matrix-columns-spanned="1" table:number-matrix-rows-spanned="1" table:formula="of:=SUM(([.S3:.S6]-[.$AM3:.$AM6])^2)^0.5" office:value-type="float"/>
          <table:table-cell table:number-matrix-columns-spanned="1" table:number-matrix-rows-spanned="1" table:formula="of:=SUM(([.T3:.T6]-[.$AN3:.$AN6])^2)^0.5" office:value-type="float"/>
          <table:table-cell table:number-matrix-columns-spanned="1" table:number-matrix-rows-spanned="1" table:formula="of:=SUM(([.U3:.U6]-[.$AO3:.$AO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V3:.$V6])" office:value-type="float"/>
          <table:table-cell table:number-matrix-columns-spanned="1" table:number-matrix-rows-spanned="1" table:formula="of:=SUM([.C3:.C6]=[.$W3:.$W6])" office:value-type="float"/>
          <table:table-cell table:number-matrix-columns-spanned="1" table:number-matrix-rows-spanned="1" table:formula="of:=SUM([.D3:.D6]=[.$X3:.$X6])" office:value-type="float"/>
          <table:table-cell table:number-matrix-columns-spanned="1" table:number-matrix-rows-spanned="1" table:formula="of:=SUM([.E3:.E6]=[.$Y3:.$Y6])" office:value-type="float"/>
          <table:table-cell table:number-matrix-columns-spanned="1" table:number-matrix-rows-spanned="1" table:formula="of:=SUM([.F3:.F6]=[.$Z3:.$Z6])" office:value-type="float"/>
          <table:table-cell table:number-matrix-columns-spanned="1" table:number-matrix-rows-spanned="1" table:formula="of:=SUM([.G3:.G6]=[.$AA3:.$AA6])" office:value-type="float"/>
          <table:table-cell table:number-matrix-columns-spanned="1" table:number-matrix-rows-spanned="1" table:formula="of:=SUM([.H3:.H6]=[.$AB3:.$AB6])" office:value-type="float"/>
          <table:table-cell table:number-matrix-columns-spanned="1" table:number-matrix-rows-spanned="1" table:formula="of:=SUM([.I3:.I6]=[.$AC3:.$AC6])" office:value-type="float"/>
          <table:table-cell table:number-matrix-columns-spanned="1" table:number-matrix-rows-spanned="1" table:formula="of:=SUM([.J3:.J6]=[.$AD3:.$AD6])" office:value-type="float"/>
          <table:table-cell table:number-matrix-columns-spanned="1" table:number-matrix-rows-spanned="1" table:formula="of:=SUM([.K3:.K6]=[.$AE3:.$AE6])" office:value-type="float"/>
          <table:table-cell table:number-matrix-columns-spanned="1" table:number-matrix-rows-spanned="1" table:formula="of:=SUM([.L3:.L6]=[.$AF3:.$AF6])" office:value-type="float"/>
          <table:table-cell table:number-matrix-columns-spanned="1" table:number-matrix-rows-spanned="1" table:formula="of:=SUM([.M3:.M6]=[.$AG3:.$AG6])" office:value-type="float"/>
          <table:table-cell table:number-matrix-columns-spanned="1" table:number-matrix-rows-spanned="1" table:formula="of:=SUM([.N3:.N6]=[.$AH3:.$AH6])" office:value-type="float"/>
          <table:table-cell table:number-matrix-columns-spanned="1" table:number-matrix-rows-spanned="1" table:formula="of:=SUM([.O3:.O6]=[.$AI3:.$AI6])" office:value-type="float"/>
          <table:table-cell table:number-matrix-columns-spanned="1" table:number-matrix-rows-spanned="1" table:formula="of:=SUM([.P3:.P6]=[.$AJ3:.$AJ6])" office:value-type="float"/>
          <table:table-cell table:number-matrix-columns-spanned="1" table:number-matrix-rows-spanned="1" table:formula="of:=SUM([.Q3:.Q6]=[.$AK3:.$AK6])" office:value-type="float"/>
          <table:table-cell table:number-matrix-columns-spanned="1" table:number-matrix-rows-spanned="1" table:formula="of:=SUM([.R3:.R6]=[.$AL3:.$AL6])" office:value-type="float"/>
          <table:table-cell table:number-matrix-columns-spanned="1" table:number-matrix-rows-spanned="1" table:formula="of:=SUM([.S3:.S6]=[.$AM3:.$AM6])" office:value-type="float"/>
          <table:table-cell table:number-matrix-columns-spanned="1" table:number-matrix-rows-spanned="1" table:formula="of:=SUM([.T3:.T6]=[.$AN3:.$AN6])" office:value-type="float"/>
          <table:table-cell table:number-matrix-columns-spanned="1" table:number-matrix-rows-spanned="1" table:formula="of:=SUM([.U3:.U6]=[.$AO3:.$AO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AP3:.$AP6])" office:value-type="float"/>
          <table:table-cell table:number-matrix-columns-spanned="1" table:number-matrix-rows-spanned="1" table:formula="of:=SUM([.C3:.C6]&lt;[.$AQ3:.$AQ6])" office:value-type="float"/>
          <table:table-cell table:number-matrix-columns-spanned="1" table:number-matrix-rows-spanned="1" table:formula="of:=SUM([.D3:.D6]&lt;[.$AR3:.$AR6])" office:value-type="float"/>
          <table:table-cell table:number-matrix-columns-spanned="1" table:number-matrix-rows-spanned="1" table:formula="of:=SUM([.E3:.E6]&lt;[.$AS3:.$AS6])" office:value-type="float"/>
          <table:table-cell table:number-matrix-columns-spanned="1" table:number-matrix-rows-spanned="1" table:formula="of:=SUM([.F3:.F6]&lt;[.$AT3:.$AT6])" office:value-type="float"/>
          <table:table-cell table:number-matrix-columns-spanned="1" table:number-matrix-rows-spanned="1" table:formula="of:=SUM([.G3:.G6]&lt;[.$AU3:.$AU6])" office:value-type="float"/>
          <table:table-cell table:number-matrix-columns-spanned="1" table:number-matrix-rows-spanned="1" table:formula="of:=SUM([.H3:.H6]&lt;[.$AV3:.$AV6])" office:value-type="float"/>
          <table:table-cell table:number-matrix-columns-spanned="1" table:number-matrix-rows-spanned="1" table:formula="of:=SUM([.I3:.I6]&lt;[.$AW3:.$AW6])" office:value-type="float"/>
          <table:table-cell table:number-matrix-columns-spanned="1" table:number-matrix-rows-spanned="1" table:formula="of:=SUM([.J3:.J6]&lt;[.$AX3:.$AX6])" office:value-type="float"/>
          <table:table-cell table:number-matrix-columns-spanned="1" table:number-matrix-rows-spanned="1" table:formula="of:=SUM([.K3:.K6]&lt;[.$AY3:.$AY6])" office:value-type="float"/>
          <table:table-cell table:number-matrix-columns-spanned="1" table:number-matrix-rows-spanned="1" table:formula="of:=SUM([.L3:.L6]&lt;[.$AZ3:.$AZ6])" office:value-type="float"/>
          <table:table-cell table:number-matrix-columns-spanned="1" table:number-matrix-rows-spanned="1" table:formula="of:=SUM([.M3:.M6]&lt;[.$BA3:.$BA6])" office:value-type="float"/>
          <table:table-cell table:number-matrix-columns-spanned="1" table:number-matrix-rows-spanned="1" table:formula="of:=SUM([.N3:.N6]&lt;[.$BB3:.$BB6])" office:value-type="float"/>
          <table:table-cell table:number-matrix-columns-spanned="1" table:number-matrix-rows-spanned="1" table:formula="of:=SUM([.O3:.O6]&lt;[.$BC3:.$BC6])" office:value-type="float"/>
          <table:table-cell table:number-matrix-columns-spanned="1" table:number-matrix-rows-spanned="1" table:formula="of:=SUM([.P3:.P6]&lt;[.$BD3:.$BD6])" office:value-type="float"/>
          <table:table-cell table:number-matrix-columns-spanned="1" table:number-matrix-rows-spanned="1" table:formula="of:=SUM([.Q3:.Q6]&lt;[.$BE3:.$BE6])" office:value-type="float"/>
          <table:table-cell table:number-matrix-columns-spanned="1" table:number-matrix-rows-spanned="1" table:formula="of:=SUM([.R3:.R6]&lt;[.$BF3:.$BF6])" office:value-type="float"/>
          <table:table-cell table:number-matrix-columns-spanned="1" table:number-matrix-rows-spanned="1" table:formula="of:=SUM([.S3:.S6]&lt;[.$BG3:.$BG6])" office:value-type="float"/>
          <table:table-cell table:number-matrix-columns-spanned="1" table:number-matrix-rows-spanned="1" table:formula="of:=SUM([.T3:.T6]&lt;[.$BH3:.$BH6])" office:value-type="float"/>
          <table:table-cell table:number-matrix-columns-spanned="1" table:number-matrix-rows-spanned="1" table:formula="of:=SUM([.U3:.U6]&lt;[.$BI3:.$BI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AP3:.$AP6])" office:value-type="float"/>
          <table:table-cell table:number-matrix-columns-spanned="1" table:number-matrix-rows-spanned="1" table:formula="of:=SUM([.C3:.C6]&gt;[.$AQ3:.$AQ6])" office:value-type="float"/>
          <table:table-cell table:number-matrix-columns-spanned="1" table:number-matrix-rows-spanned="1" table:formula="of:=SUM([.D3:.D6]&gt;[.$AR3:.$AR6])" office:value-type="float"/>
          <table:table-cell table:number-matrix-columns-spanned="1" table:number-matrix-rows-spanned="1" table:formula="of:=SUM([.E3:.E6]&gt;[.$AS3:.$AS6])" office:value-type="float"/>
          <table:table-cell table:number-matrix-columns-spanned="1" table:number-matrix-rows-spanned="1" table:formula="of:=SUM([.F3:.F6]&gt;[.$AT3:.$AT6])" office:value-type="float"/>
          <table:table-cell table:number-matrix-columns-spanned="1" table:number-matrix-rows-spanned="1" table:formula="of:=SUM([.G3:.G6]&gt;[.$AU3:.$AU6])" office:value-type="float"/>
          <table:table-cell table:number-matrix-columns-spanned="1" table:number-matrix-rows-spanned="1" table:formula="of:=SUM([.H3:.H6]&gt;[.$AV3:.$AV6])" office:value-type="float"/>
          <table:table-cell table:number-matrix-columns-spanned="1" table:number-matrix-rows-spanned="1" table:formula="of:=SUM([.I3:.I6]&gt;[.$AW3:.$AW6])" office:value-type="float"/>
          <table:table-cell table:number-matrix-columns-spanned="1" table:number-matrix-rows-spanned="1" table:formula="of:=SUM([.J3:.J6]&gt;[.$AX3:.$AX6])" office:value-type="float"/>
          <table:table-cell table:number-matrix-columns-spanned="1" table:number-matrix-rows-spanned="1" table:formula="of:=SUM([.K3:.K6]&gt;[.$AY3:.$AY6])" office:value-type="float"/>
          <table:table-cell table:number-matrix-columns-spanned="1" table:number-matrix-rows-spanned="1" table:formula="of:=SUM([.L3:.L6]&gt;[.$AZ3:.$AZ6])" office:value-type="float"/>
          <table:table-cell table:number-matrix-columns-spanned="1" table:number-matrix-rows-spanned="1" table:formula="of:=SUM([.M3:.M6]&gt;[.$BA3:.$BA6])" office:value-type="float"/>
          <table:table-cell table:number-matrix-columns-spanned="1" table:number-matrix-rows-spanned="1" table:formula="of:=SUM([.N3:.N6]&gt;[.$BB3:.$BB6])" office:value-type="float"/>
          <table:table-cell table:number-matrix-columns-spanned="1" table:number-matrix-rows-spanned="1" table:formula="of:=SUM([.O3:.O6]&gt;[.$BC3:.$BC6])" office:value-type="float"/>
          <table:table-cell table:number-matrix-columns-spanned="1" table:number-matrix-rows-spanned="1" table:formula="of:=SUM([.P3:.P6]&gt;[.$BD3:.$BD6])" office:value-type="float"/>
          <table:table-cell table:number-matrix-columns-spanned="1" table:number-matrix-rows-spanned="1" table:formula="of:=SUM([.Q3:.Q6]&gt;[.$BE3:.$BE6])" office:value-type="float"/>
          <table:table-cell table:number-matrix-columns-spanned="1" table:number-matrix-rows-spanned="1" table:formula="of:=SUM([.R3:.R6]&gt;[.$BF3:.$BF6])" office:value-type="float"/>
          <table:table-cell table:number-matrix-columns-spanned="1" table:number-matrix-rows-spanned="1" table:formula="of:=SUM([.S3:.S6]&gt;[.$BG3:.$BG6])" office:value-type="float"/>
          <table:table-cell table:number-matrix-columns-spanned="1" table:number-matrix-rows-spanned="1" table:formula="of:=SUM([.T3:.T6]&gt;[.$BH3:.$BH6])" office:value-type="float"/>
          <table:table-cell table:number-matrix-columns-spanned="1" table:number-matrix-rows-spanned="1" table:formula="of:=SUM([.U3:.U6]&gt;[.$BI3:.$BI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